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28c7e" officeooo:paragraph-rsid="00028c7e"/>
    </style:style>
    <style:style style:name="P2" style:family="paragraph" style:parent-style-name="Text_20_body">
      <style:text-properties officeooo:rsid="00046410" officeooo:paragraph-rsid="00046410"/>
    </style:style>
    <style:style style:name="P3" style:family="paragraph" style:parent-style-name="Text_20_body">
      <style:text-properties officeooo:rsid="0004f06c" officeooo:paragraph-rsid="0004f06c"/>
    </style:style>
    <style:style style:name="P4" style:family="paragraph" style:parent-style-name="Text_20_body">
      <style:text-properties officeooo:rsid="00059364" officeooo:paragraph-rsid="00059364"/>
    </style:style>
    <style:style style:name="P5" style:family="paragraph" style:parent-style-name="Text_20_body">
      <style:text-properties officeooo:rsid="0006ba1f" officeooo:paragraph-rsid="0006ba1f"/>
    </style:style>
    <style:style style:name="P6" style:family="paragraph" style:parent-style-name="Text_20_body">
      <style:text-properties officeooo:rsid="0007dbcb" officeooo:paragraph-rsid="0007dbcb"/>
    </style:style>
    <style:style style:name="P7" style:family="paragraph" style:parent-style-name="Text_20_body">
      <style:text-properties officeooo:rsid="00095a79" officeooo:paragraph-rsid="00095a79"/>
    </style:style>
    <style:style style:name="P8" style:family="paragraph" style:parent-style-name="Text_20_body">
      <style:text-properties officeooo:rsid="000b3e2b" officeooo:paragraph-rsid="000b3e2b"/>
    </style:style>
    <style:style style:name="P9" style:family="paragraph" style:parent-style-name="Text_20_body">
      <style:text-properties officeooo:rsid="000b9cfa" officeooo:paragraph-rsid="000b9cfa"/>
    </style:style>
    <style:style style:name="P10" style:family="paragraph" style:parent-style-name="Text_20_body">
      <style:text-properties officeooo:rsid="000c701f" officeooo:paragraph-rsid="000c701f"/>
    </style:style>
    <style:style style:name="P11" style:family="paragraph" style:parent-style-name="Title">
      <style:text-properties officeooo:rsid="00028c7e" officeooo:paragraph-rsid="00028c7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Virtualization</text:p>
      <text:p text:style-name="P1">Multiprocessor Scheduling (Advanced)</text:p>
      <text:p text:style-name="P2">Go to this section after Concurrency section!</text:p>
      <text:p text:style-name="P2"/>
      <text:p text:style-name="P3">Multiprocessor systems are very common today.</text:p>
      <text:p text:style-name="P4">Because of the difficulties in making faster CPU’s (energy problem), we have introduced multicore processors (many processors under one main processors). </text:p>
      <text:p text:style-name="P4"/>
      <text:p text:style-name="P5">Example: To run a C-program faster with multicore or several physical CPU’s, we have to rewrite the program to run in <text:span text:style-name="T1">parallel </text:span>perhaps using <text:span text:style-name="T1">threads</text:span><text:span text:style-name="T2">. </text:span></text:p>
      <text:p text:style-name="P6"><text:span text:style-name="T2">10.1 Background: Multiprocessor Architecture</text:span></text:p>
      <text:p text:style-name="P6"><text:span text:style-name="T2">10.2 Don’t Forget Synchronization</text:span></text:p>
      <text:p text:style-name="P7"><text:span text:style-name="T2">10.3 One Final Issue: Cache Affinity</text:span></text:p>
      <text:p text:style-name="P7"><text:span text:style-name="T2">10.4 Single-Queue Scheduling</text:span></text:p>
      <text:p text:style-name="P8"><text:span text:style-name="T2">10.5 Multi-Queue Scheduling</text:span></text:p>
      <text:p text:style-name="P9"><text:span text:style-name="T2">10.6 Linux Multiprocessor Schedulers</text:span></text:p>
      <text:p text:style-name="P10"><text:span text:style-name="T2">10.7 Summar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8:29:56.762547277</meta:creation-date>
    <dc:date>2020-11-08T18:47:39.432116899</dc:date>
    <meta:editing-duration>PT17M38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89" meta:character-count="660" meta:non-whitespace-character-count="582"/>
  </office:meta>
</office:document-meta>
</file>